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ffffff" fo:background-color="#000000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4ec9b0"/>
    </style:style>
    <style:style style:name="T4" style:family="text">
      <style:text-properties fo:color="#4ec9b0" style:font-name="Consolas" fo:font-size="10.5pt" fo:font-weight="normal"/>
    </style:style>
    <style:style style:name="T5" style:family="text">
      <style:text-properties fo:color="#d4d4d4"/>
    </style:style>
    <style:style style:name="T6" style:family="text">
      <style:text-properties fo:color="#dcdcaa"/>
    </style:style>
    <style:style style:name="T7" style:family="text">
      <style:text-properties fo:color="#dcdcaa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10.5pt" fo:font-weight="normal"/>
    </style:style>
    <style:style style:name="T13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 DB</text:p>
      <text:p text:style-name="Standard"/>
      <text:p text:style-name="Standard">show dbs =&gt; show databases</text:p>
      <text:p text:style-name="Standard"/>
      <text:p text:style-name="Standard"/>
      <text:p text:style-name="Standard">MOONGOOSE</text:p>
      <text:p text:style-name="Standard"/>
      <text:p text:style-name="Standard"/>
      <text:p text:style-name="Standard">install npm i mongoose</text:p>
      <text:p text:style-name="Standard">Open mongod first</text:p>
      <text:p text:style-name="Standard"/>
      <text:p text:style-name="Standard">touch index.js</text:p>
      <text:p text:style-name="P1"><text:span text:style-name="T1">const</text:span> <text:span text:style-name="T3">mongoose</text:span> <text:span text:style-name="T5">=</text:span> <text:span text:style-name="T6">require</text:span>(<text:span text:style-name="T8">'mongoose'</text:span>);</text:p>
      <text:p text:style-name="P1"><text:span text:style-name="T3">mongoose</text:span>.<text:span text:style-name="T6">connect</text:span>(<text:span text:style-name="T8">'mongodb://localhost:27017/movieApp'</text:span>)</text:p>
      <text:p text:style-name="P2">    <text:span text:style-name="T10">.</text:span><text:span text:style-name="T7">then</text:span><text:span text:style-name="T10">(() </text:span><text:span text:style-name="T2">=&gt;</text:span><text:span text:style-name="T10"> {</text:span></text:p>
      <text:p text:style-name="P2">        <text:span text:style-name="T12">console</text:span><text:span text:style-name="T10">.</text:span><text:span text:style-name="T7">log</text:span><text:span text:style-name="T10">(</text:span><text:span text:style-name="T9">"CONNECTED!!!"</text:span><text:span text:style-name="T10">)</text:span></text:p>
      <text:p text:style-name="P2">    <text:span text:style-name="T10">})</text:span></text:p>
      <text:p text:style-name="P2">    <text:span text:style-name="T10">.</text:span><text:span text:style-name="T7">catch</text:span><text:span text:style-name="T10">(</text:span><text:span text:style-name="T12">err</text:span><text:span text:style-name="T10"> </text:span><text:span text:style-name="T2">=&gt;</text:span><text:span text:style-name="T10"> {</text:span></text:p>
      <text:p text:style-name="P2">        <text:span text:style-name="T12">console</text:span><text:span text:style-name="T10">.</text:span><text:span text:style-name="T7">log</text:span><text:span text:style-name="T10">(</text:span><text:span text:style-name="T9">"ERROR!!!!"</text:span><text:span text:style-name="T10">)</text:span></text:p>
      <text:p text:style-name="P2">        <text:span text:style-name="T12">console</text:span><text:span text:style-name="T10">.</text:span><text:span text:style-name="T7">log</text:span><text:span text:style-name="T10">(</text:span><text:span text:style-name="T12">err</text:span><text:span text:style-name="T10">)</text:span></text:p>
      <text:p text:style-name="P2">    <text:span text:style-name="T10">})</text:span></text:p>
      <text:p text:style-name="Standard"/>
      <text:p text:style-name="Standard">create Schema (ex):</text:p>
      <text:p text:style-name="P1"><text:span text:style-name="T1">const</text:span> <text:span text:style-name="T11">movieSchema</text:span> <text:span text:style-name="T5">=</text:span> <text:span text:style-name="T1">new</text:span> <text:span text:style-name="T3">mongoose</text:span>.<text:span text:style-name="T3">Schema</text:span>({</text:p>
      <text:p text:style-name="P2">    <text:span text:style-name="T4">title</text:span><text:span text:style-name="T12">:</text:span><text:span text:style-name="T10"> </text:span><text:span text:style-name="T4">String</text:span><text:span text:style-name="T10">,</text:span></text:p>
      <text:p text:style-name="P2">    <text:span text:style-name="T4">year</text:span><text:span text:style-name="T12">:</text:span><text:span text:style-name="T10"> </text:span><text:span text:style-name="T4">Number</text:span><text:span text:style-name="T10">,</text:span></text:p>
      <text:p text:style-name="P2">    <text:span text:style-name="T4">score</text:span><text:span text:style-name="T12">:</text:span><text:span text:style-name="T10"> </text:span><text:span text:style-name="T4">Number</text:span><text:span text:style-name="T10">,</text:span></text:p>
      <text:p text:style-name="P2">    <text:span text:style-name="T4">rating</text:span><text:span text:style-name="T12">:</text:span><text:span text:style-name="T10"> </text:span><text:span text:style-name="T4">String</text:span></text:p>
      <text:p text:style-name="P1">});</text:p>
      <text:p text:style-name="Standard"/>
      <text:p text:style-name="Standard">create model(ex):</text:p>
      <text:p text:style-name="P1"><text:span text:style-name="T1">const</text:span> <text:span text:style-name="T3">Movie</text:span> <text:span text:style-name="T5">=</text:span> <text:span text:style-name="T3">mongoose</text:span>.<text:span text:style-name="T6">model</text:span>(<text:span text:style-name="T8">'Movie'</text:span>, <text:span text:style-name="T11">movieSchema</text:span>);</text:p>
      <text:p text:style-name="P1"/>
      <text:p text:style-name="Standard"/>
      <text:p text:style-name="Standard">model name =&gt; singular and Uppercase(Movie)</text:p>
      <text:p text:style-name="Standard">Mongoose will create a collection called (movies)</text:p>
      <text:p text:style-name="Standard"/>
      <text:p text:style-name="Standard"/>
      <text:p text:style-name="Standard">Create new entry(instance):</text:p>
      <text:p text:style-name="P1"><text:span text:style-name="T1">const</text:span> <text:span text:style-name="T11">amadeus</text:span> <text:span text:style-name="T5">=</text:span> <text:span text:style-name="T1">new</text:span> <text:span text:style-name="T3">Movie</text:span>({ <text:span text:style-name="T11">title:</text:span> <text:span text:style-name="T8">'Amadeus'</text:span>, <text:span text:style-name="T11">year:</text:span> <text:span text:style-name="T13">1986</text:span>, <text:span text:style-name="T11">score:</text:span> <text:span text:style-name="T13">9.2</text:span>, <text:span text:style-name="T11">rating:</text:span> <text:span text:style-name="T8">'R'</text:span> })</text:p>
      <text:p text:style-name="Standard"/>
      <text:p text:style-name="Standard"/>
      <text:p text:style-name="Standard"/>
      <text:p text:style-name="Standard">to access:</text:p>
      <text:p text:style-name="Standard"/>
      <text:p text:style-name="Standard">node</text:p>
      <text:p text:style-name="Standard">.load index.js</text:p>
      <text:p text:style-name="Standard">then type name of entry(ex): amadeus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2-08-01T09:54:57.74</meta:creation-date>
    <dc:date>2022-08-01T11:22:26.30</dc:date>
    <meta:editing-duration>PT01H27M26S</meta:editing-duration>
    <meta:editing-cycles>6</meta:editing-cycles>
    <meta:generator>OpenOffice.org/3.0$Win32 OpenOffice.org_project/300m15$Build-9379</meta:generator>
    <meta:document-statistic meta:table-count="0" meta:image-count="0" meta:object-count="0" meta:page-count="2" meta:paragraph-count="32" meta:word-count="98" meta:character-count="795"/>
  </office:meta>
</office:document-meta>
</file>